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rsid="000138c1" officeooo:paragraph-rsid="000138c1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paragraph-rsid="000138c1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Open Sans" fo:font-style="italic" officeooo:rsid="000138c1" officeooo:paragraph-rsid="000138c1" style:font-style-asian="italic" style:font-style-complex="italic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Open Sans" officeooo:rsid="000138c1" officeooo:paragraph-rsid="000138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2ab1" style:font-weight-asian="bold" style:font-weight-complex="bold"/>
    </style:style>
    <style:style style:name="T3" style:family="text">
      <style:text-properties style:font-name="Open Sans" officeooo:rsid="000138c1"/>
    </style:style>
    <style:style style:name="T4" style:family="text">
      <style:text-properties style:font-name="Open Sans" fo:font-weight="bold" officeooo:rsid="000138c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32ab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 1 – Dossier de conception fonctionnel</text:p>
      <text:p text:style-name="P1">Paragraphe 4 : Le domaine fonctionnel</text:p>
      <text:p text:style-name="P1">Sous-paragaraphe 4.1 : Référentiel</text:p>
      <text:p text:style-name="P1"/>
      <text:p text:style-name="P1">Sur le schéma, deux erreurs</text:p>
      <text:p text:style-name="P1"/>
      <text:p text:style-name="P2"><text:span text:style-name="T3">table </text:span><text:span text:style-name="T4">LocalStockEntry</text:span><text:span text:style-name="T3"> :</text:span></text:p>
      <text:p text:style-name="P3">la propriété ingrédient possède la cardinalité<text:span text:style-name="T1"> [1..N]</text:span> et non pas<text:span text:style-name="T1"> [1]</text:span>.</text:p>
      <text:p text:style-name="P4"/>
      <text:p text:style-name="P4">tables Product, Dessert, Drink, Pizza :</text:p>
      <text:p text:style-name="P3">la propriété <text:span text:style-name="T1">name</text:span> doit faire parti de la table <text:span text:style-name="T1">Product</text:span>, non pas des tables <text:span text:style-name="T1">Dessert</text:span>, <text:span text:style-name="T1">Drink</text:span>, <text:span text:style-name="T1">Pizza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6-24T16:49:16.742000000</dc:date>
    <meta:editing-duration>PT6M57S</meta:editing-duration>
    <meta:editing-cycles>2</meta:editing-cycles>
    <meta:document-statistic meta:table-count="0" meta:image-count="0" meta:object-count="0" meta:page-count="1" meta:paragraph-count="8" meta:word-count="58" meta:character-count="367" meta:non-whitespace-character-count="316"/>
  </office:meta>
</office:document-meta>
</file>